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MQTTConnect1" text:style-name="Outline">
                <text:list-item>
                    <text:h text:style-name="P1" text:outline-level="1"><draw:frame draw:style-name="fr1" draw:name="dashboard-icon.png" text:anchor-type="paragraph" svg:x="125.01mm" svg:y="0mm" svg:width="13mm" svg:height="10.94mm" draw:z-index="1">
                            <draw:image xlink:href="Pictures/100002010000036B0000031B40540EF8.png" xlink:type="simple" xlink:show="embed" xlink:actuate="onLoad"/>
                        </draw:frame><draw:frame draw:style-name="fr1" draw:name="eez-gui-icon.png" text:anchor-type="paragraph" svg:x="141.01mm" svg:y="0mm" svg:width="13mm" svg:height="9.35mm" draw:z-index="3">
                            <draw:image xlink:href="Pictures/100002010000036D0000027EEDA92E76.png" xlink:type="simple" xlink:show="embed" xlink:actuate="onLoad"/>
                        </draw:frame><draw:frame draw:style-name="fr1" draw:name="lvgl-icon.png" text:anchor-type="paragraph" svg:x="157mm" svg:y="0mm" svg:width="13mm" svg:height="8.89mm" draw:z-index="2">
                            <draw:image xlink:href="Pictures/100002010000036D0000027E5239E6C0.png" xlink:type="simple" xlink:show="embed" xlink:actuate="onLoad"/>
                        </draw:frame>MQTTConnect</text:h>
                    <text:list>
                        <text:list-item>
                            <text:h text:style-name="Heading_20_2" text:outline-level="2">Description</text:h>
                        </text:list-item>
                    </text:list>
                </text:list-item>
            </text:list>

            <text:p text:style-name="Standard"><text:span>This Action initiates a connection to the MQTT server, and if the connection is successful, a Connect event will be sent, or an Error event if an error occurred. If an error occurred or the once established connection was interrupted, a periodic reconnect will be attempted until the connection is re-established, which will be reported by sending a Reconnect event. All this happens asynchronously in the background, until MQTTDisconnect is called, and any state change will be reported with an event that can be processed through the </text:span><text:span text:style-name="T1">MQTTEvent</text:span><text:span> Action.</text:span></text:p><text:p text:style-name="Standard"/>

            
                <text:list xml:id="list_MQTTConnect2" text:continue-numbering="true" text:continue-list="list_MQTTConnect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MQTTConnect6" text:continue-numbering="true" text:style-name="Outline">
                                                <text:list-item>
                                                    <text:list>
                                                        <text:list-item>
                                                            <text:list>
                                                                <text:list-item>
                                                                    <text:h text:style-name="Heading_20_3" text:outline-level="3">
                                                                        Connection
                                                                        <text:s text:c="4"/>
                                                                        <text:span text:style-name="T2">EXPRESSION (object:MQTTConnection)</text:span>
                                                                    </text:h>
                                                                </text:list-item>
                                                            </text:list>
                                                        </text:list-item>
                                                    </text:list>
                                                </text:list-item>
                                            </text:list>
                                            <text:p text:style-name="Standard"><text:span>The name of the MQTT connection that will be used to establish a connection with the server.</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MQTTConnect7" text:continue-numbering="true" text:continue-list="list_MQTTConnect6"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ext:span>This is the description of the Action component. Description is displayed below the component in the Project editor/viewer. In the main toolbar, it is possible to hide or display descriptions of all components with one click.</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MQTTConnect8" text:continue-numbering="true" text:continue-list="list_MQTTConnect7"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p text:style-name="Standard"/>,
                                            <text:list xml:id="list_MQTTConnect9" text:continue-numbering="true" text:continue-list="list_MQTTConnect8"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p text:style-name="Standard"/>,
                                            <text:list xml:id="list_MQTTConnect10" text:continue-numbering="true" text:continue-list="list_MQTTConnect9"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MQTTConnect11" text:continue-numbering="true" text:continue-list="list_MQTTConnect10"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p text:style-name="Standard"/><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p text:style-name="Standard"/>
                            </table:table-cell>
                        </table:table-row>
                    </table:table>

            
                <text:list xml:id="list_MQTTConnect3" text:continue-numbering="true" text:continue-list="list_MQTTConnect2" text:style-name="Outline">
                    <text:list-item>
                        <text:list>
                            <text:list-item>
                                <text:h text:style-name="Heading_20_2" text:outline-level="2">Inputs</text:h>
                            </text:list-item>
                        </text:list>
                    </text:list-item>
                </text:list>

                
                            <text:list xml:id="list_MQTTConnect12" text:continue-numbering="true" text:style-name="Outline">
                                <text:list-item>
                                    <text:list>
                                        <text:list-item>
                                            <text:list>
                                                <text:list-item>
                                                    <text:h text:style-name="Heading_20_3" text:outline-level="3">
                                                        seqin
                                                        <text:s text:c="4"/>
                                                        <text:span text:style-name="T2">SEQ | OPTIONAL</text:span>
                                                    </text:h>
                                                </text:list-item>
                                            </text:list>
                                        </text:list-item>
                                    </text:list>
                                </text:list-item>
                            </text:list>
                            <text:p text:style-name="Standard"><text:span>A standard sequence input.</text:span></text:p><text:p text:style-name="Standard"/>

            
                <text:list xml:id="list_MQTTConnect4" text:continue-numbering="true" text:continue-list="list_MQTTConnect3" text:style-name="Outline">
                    <text:list-item>
                        <text:list>
                            <text:list-item>
                                <text:h text:style-name="Heading_20_2" text:outline-level="2">Outputs</text:h>
                            </text:list-item>
                        </text:list>
                    </text:list-item>
                </text:list>

                
                            <text:list xml:id="list_MQTTConnect13" text:continue-numbering="true" text:style-name="Outline">
                                <text:list-item>
                                    <text:list>
                                        <text:list-item>
                                            <text:list>
                                                <text:list-item>
                                                    <text:h text:style-name="Heading_20_3" text:outline-level="3">
                                                        seqout
                                                        <text:s text:c="4"/>
                                                        <text:span text:style-name="T2">SEQ | OPTIONAL</text:span>
                                                    </text:h>
                                                </text:list-item>
                                            </text:list>
                                        </text:list-item>
                                    </text:list>
                                </text:list-item>
                            </text:list>
                            <text:p text:style-name="Standard"><text:span>A standard sequence output. Flow execution continues immediately through this output, and in the background it tries to establish a connection with the server.</text:span></text:p><text:p text:style-name="Standard"/>


            
                    <text:list xml:id="list_MQTTConnect5" text:continue-numbering="true" text:continue-list="list_MQTTConnect4" text:style-name="Outline">
                        <text:list-item>
                            <text:list>
                                <text:list-item>
                                    <text:h text:style-name="Heading_20_2" text:outline-level="2">Examples</text:h>
                                </text:list-item>
                            </text:list>
                        </text:list-item>
                    </text:list>
                    <text:p text:style-name="Standard"/>
                    <text:list xml:id="list_MQTTConnect14" text:style-name="List_20_1">
                    <text:list-item>
                            <text:p text:style-name="List_20_1_20_Start">
                            <text:span><text:span text:style-name="T1">MQTT</text:span></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